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text-position="super 58%"/>
    </style:style>
    <style:style style:name="T5" style:family="text">
      <style:text-properties style:font-name="Utopia-Bold" style:font-name-complex="Utopia-Bold"/>
    </style:style>
    <style:style style:name="T6" style:family="text">
      <style:text-properties fo:font-style="normal" fo:font-weight="bold" style:font-style-asian="normal" style:font-weight-asian="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style:font-name-asian="TheSansMonoConNormal"/>
    </style: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1: Body-Mass Index</text:p>
      <text:p text:style-name="Body_20_Text_20_First">It’s project time! Body-mass index (BMI) is a measurement some health-care professionals use to determine whether a person is overweight, and if so, by how much. To compute BMI, you need a person’s weight in kilograms and height in meters. The BMI is simply weight/height<text:span text:style-name="T4">2</text:span>, converted to a unitless value.</text:p>
      <text:p text:style-name="Text_20_body">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need to adjust the formula to allow for centimeters instead of meters.</text:p>
      <text:p text:style-name="Text_20_body">Print each person’s BMI immediately after reading thei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values as integers. Compute the mean and median BMI values as floating point numbers, and print the mean with one place after the decimal point.</text:p>
      <text:p text:style-name="Text_20_body">Listing 28-1 shows a sample user session. User input is in <text:span text:style-name="Strong_20_Emphasis"><text:span text:style-name="T5">boldface</text:span></text:span>.</text:p>
      <text:p text:style-name="Code_20_Caption"><text:span text:style-name="T6">Listing 28-1.</text:span> Sample User Session with the BMI Program</text:p>
      <text:p text:style-name="Code">$ bmi</text:p>
      <text:p text:style-name="Code">Enter threshold BMI: <text:span text:style-name="T7">25</text:span></text:p>
      <text:p text:style-name="Code">Enter name, height (in cm), and weight (in kg) for each person:</text:p>
      <text:p text:style-name="Code">Name 1: <text:span text:style-name="T7">Ray Lischner</text:span></text:p>
      <text:p text:style-name="Code">Height (cm): <text:span text:style-name="T7">180</text:span></text:p>
      <text:p text:style-name="Code">Weight (kg): <text:span text:style-name="T7">90</text:span></text:p>
      <text:p text:style-name="Code">Sex (m or f): <text:span text:style-name="T7">m</text:span></text:p>
      <text:p text:style-name="Code">BMI = 27</text:p>
      <text:p text:style-name="Code">Name 2: <text:span text:style-name="T7">A. Nony Mouse</text:span></text:p>
      <text:p text:style-name="Code">Height (cm): <text:span text:style-name="T7">120</text:span></text:p>
      <text:p text:style-name="Code">Weight (kg): <text:span text:style-name="T7">42</text:span></text:p>
      <text:p text:style-name="Code">Sex (m or f): <text:span text:style-name="T7">F</text:span></text:p>
      <text:p text:style-name="Code"><text:soft-page-break/>BMI = 29</text:p>
      <text:p text:style-name="Code">Name 3: <text:span text:style-name="T7">Mick E. Mouse</text:span></text:p>
      <text:p text:style-name="Code">Height (cm): <text:span text:style-name="T7">30</text:span></text:p>
      <text:p text:style-name="Code">Weight (kg): <text:span text:style-name="T7">2</text:span></text:p>
      <text:p text:style-name="Code">Sex (m or f): <text:span text:style-name="T7">M</text:span></text:p>
      <text:p text:style-name="Code">BMI = 22</text:p>
      <text:p text:style-name="Code">Name 4: <text:span text:style-name="T7">A. Nony Lischner</text:span></text:p>
      <text:p text:style-name="Code">Height (cm): <text:span text:style-name="T7">150</text:span></text:p>
      <text:p text:style-name="Code">Weight (kg): <text:span text:style-name="T7">55</text:span></text:p>
      <text:p text:style-name="Code">Sex (m or f): <text:span text:style-name="T7">m</text:span></text:p>
      <text:p text:style-name="Code">BMI = 24</text:p>
      <text:p text:style-name="Code">Name 5: <text:span text:style-name="T7">No One</text:span></text:p>
      <text:p text:style-name="Code">Height (cm): <text:span text:style-name="T7">250</text:span></text:p>
      <text:p text:style-name="Code">Weight (kg): <text:span text:style-name="T7">130</text:span></text:p>
      <text:p text:style-name="Code">Sex (m or f): <text:span text:style-name="T7">f</text:span></text:p>
      <text:p text:style-name="Code">BMI = 20</text:p>
      <text:p text:style-name="Code">Name 6: ^Z</text:p>
      <text:p text:style-name="Code"/>
      <text:p text:style-name="Code">Male data</text:p>
      <text:p text:style-name="Code">Ht(cm) Wt(kg) Sex <text:s/>BMI <text:s/>Name</text:p>
      <text:p text:style-name="Code"><text:span text:style-name="T8"><text:s text:c="3"/></text:span>180 <text:s text:c="4"/>90 <text:s/>M <text:s text:c="3"/>27* Ray Lischner</text:p>
      <text:p text:style-name="Code"><text:span text:style-name="T8"><text:s text:c="4"/></text:span>30 <text:s text:c="5"/>2 <text:s/>M <text:s text:c="3"/>22 <text:s/>Mick E. Mouse</text:p>
      <text:p text:style-name="Code"><text:span text:style-name="T8"><text:s text:c="3"/></text:span>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pan text:style-name="T8"><text:s text:c="3"/></text:span>120 <text:s text:c="4"/>42 <text:s/>F <text:s text:c="3"/>29* A. Nony Mouse</text:p>
      <text:p text:style-name="Code"><text:span text:style-name="T8"><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p>
      <text:list xml:id="list5576978619866340430" text:style-name="WW8Num1">
        <text:list-item>
          <text:p text:style-name="P6">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6">Use the native locale for all input and output.</text:p>
        </text:list-item>
        <text:list-item>
          <text:p text:style-name="P6">Divide the program into functions, e.g., <text:span text:style-name="Code_20_Inline">compute_bmi</text:span> to compute the BMI from weight and height.</text:p>
        </text:list-item>
        <text:list-item>
          <text:p text:style-name="P6">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6">The complete source code for my solution is available with the other files that accompany this book, but don’t peek until after you have written the program your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text:s/></text:span>
     <text:span text:style-name="MT2"></text:span>
     <text:span text:style-name="MT3"> </text:span>
    </text:p>
      </style:header>
      <style:header-left style:display="false">
        <text:p text:style-name="Header">
     <text:span text:style-name="MT3">CHAPTER 28 </text:span>
     <text:span text:style-name="MT2"></text:span>
     <text:span text:style-name="MT3"> Project 1: Body-Mass Index</text:span>
    </text:p>
      </style:header-left>
      <style:footer>
        <text:p text:style-name="MP2">
     <text:page-number text:select-page="current"/>
    </text:p>
      </style:footer>
      <style:footer-left style:display="false">
        <text:p text:style-name="Footer">
     <text:page-number text:select-page="current">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08:33:00</meta:creation-date>
    <dc:creator>300331</dc:creator>
    <dc:date>2013-08-14T08:34:00</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2" meta:paragraph-count="61" meta:word-count="638" meta:character-count="3370" meta:non-whitespace-character-count="2737"/>
    <meta:user-defined meta:name="Chapter Number">2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